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1">
      <text:list-level-style-number text:level="1" style:num-suffix="." style:num-format="1" text:start-value="6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ListParagraph" style:list-style-name="WWNum7" style:family="paragraph"/>
    <style:style style:name="T5" style:parent-style-name="DefaultParagraphFont" style:family="text">
      <style:text-properties fo:font-weight="bold" style:font-weight-asian="bold"/>
    </style:style>
    <style:style style:name="P6" style:parent-style-name="ListParagraph" style:list-style-name="WWNum7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weight-complex="bold"/>
    </style:style>
    <style:style style:name="P9" style:parent-style-name="ListParagraph" style:list-style-name="WWNum7" style:family="paragraph"/>
    <style:style style:name="T10" style:parent-style-name="DefaultParagraphFont" style:family="text">
      <style:text-properties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weight-complex="bold"/>
    </style:style>
    <style:style style:name="P13" style:parent-style-name="ListParagraph" style:list-style-name="WWNum7" style:family="paragraph"/>
    <style:style style:name="T14" style:parent-style-name="DefaultParagraphFont" style:family="text">
      <style:text-properties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list-style-name="WWNum7" style:family="paragraph"/>
    <style:style style:name="T17" style:parent-style-name="DefaultParagraphFont" style:family="text">
      <style:text-properties fo:font-weight="bold" style:font-weight-asian="bold"/>
    </style:style>
    <style:style style:name="P18" style:parent-style-name="ListParagraph" style:family="paragraph">
      <style:paragraph-properties fo:margin-left="0.25in">
        <style:tab-stops/>
      </style:paragraph-properties>
    </style:style>
    <style:style style:name="P19" style:parent-style-name="Standard" style:list-style-name="LFO22" style:family="paragraph"/>
    <style:style style:name="T20" style:parent-style-name="DefaultParagraphFont" style:family="text">
      <style:text-properties fo:font-weight="bold" style:font-weight-asian="bold"/>
    </style:style>
    <style:style style:name="P21" style:parent-style-name="Standard" style:list-style-name="LFO22" style:family="paragraph"/>
    <style:style style:name="T22" style:parent-style-name="DefaultParagraphFont" style:family="text">
      <style:text-properties fo:font-weight="bold" style:font-weight-asian="bold"/>
    </style:style>
    <style:style style:name="P23" style:parent-style-name="Standard" style:list-style-name="LFO22" style:family="paragraph"/>
    <style:style style:name="P24" style:parent-style-name="Standard" style:list-style-name="LFO22" style:family="paragraph"/>
    <style:style style:name="P25" style:parent-style-name="Standard" style:list-style-name="LFO22" style:family="paragraph"/>
    <style:style style:name="T2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3" style:parent-style-name="Standard" style:list-style-name="LFO22" style:family="paragraph"/>
    <style:style style:name="P34" style:parent-style-name="Standard" style:list-style-name="LFO22" style:family="paragraph"/>
    <style:style style:name="T3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9" style:parent-style-name="Standard" style:list-style-name="LFO22" style:family="paragraph"/>
    <style:style style:name="P40" style:parent-style-name="Standard" style:list-style-name="LFO22" style:family="paragraph"/>
    <style:style style:name="P41" style:parent-style-name="Standard" style:list-style-name="LFO22" style:family="paragraph"/>
    <style:style style:name="T4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9" style:parent-style-name="Standard" style:list-style-name="LFO22" style:family="paragraph"/>
    <style:style style:name="P50" style:parent-style-name="Standard" style:list-style-name="LFO22" style:family="paragraph"/>
    <style:style style:name="T5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5" style:parent-style-name="Standard" style:list-style-name="LFO22" style:family="paragraph"/>
    <style:style style:name="P56" style:parent-style-name="Standard" style:list-style-name="LFO22" style:family="paragraph"/>
    <style:style style:name="P57" style:parent-style-name="Standard" style:list-style-name="LFO22" style:family="paragraph"/>
    <style:style style:name="T5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5" style:parent-style-name="Standard" style:list-style-name="LFO22" style:family="paragraph"/>
    <style:style style:name="P66" style:parent-style-name="Standard" style:list-style-name="LFO22" style:family="paragraph"/>
    <style:style style:name="T6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1" style:parent-style-name="Standard" style:list-style-name="LFO22" style:family="paragraph"/>
    <style:style style:name="P72" style:parent-style-name="Standard" style:list-style-name="LFO22" style:family="paragraph"/>
    <style:style style:name="P73" style:parent-style-name="Standard" style:list-style-name="LFO22" style:family="paragraph"/>
    <style:style style:name="T7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1" style:parent-style-name="Standard" style:list-style-name="LFO22" style:family="paragraph"/>
    <style:style style:name="P82" style:parent-style-name="Standard" style:list-style-name="LFO22" style:family="paragraph"/>
    <style:style style:name="T8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7" style:parent-style-name="Standard" style:list-style-name="LFO22" style:family="paragraph"/>
    <style:style style:name="P88" style:parent-style-name="Standard" style:family="paragraph">
      <style:paragraph-properties fo:margin-left="0.5in">
        <style:tab-stops/>
      </style:paragraph-properties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ogram Name :<text:s/>Blox</text:p>
      <text:p text:style-name="Standard">Purpose : This program<text:s/>plays a game where the player pushes blocks (*) into holes (O)</text:p>
      <text:p text:style-name="Standard">Input : user selected difficulty and user defined movements for the player piece</text:p>
      <text:p text:style-name="Standard">Output :<text:s/>a map of blox and player indicated movement</text:p>
      <text:p text:style-name="Standard"><text:span text:style-name="T2">Blox</text:span><text:span text:style-name="T3"><text:s/>Algorithm</text:span></text:p>
      <text:p text:style-name="Standard">movePlayer<text:s/>Algorithm</text:p>
      <text:p text:style-name="Standard">define terms</text:p>
      <text:list text:style-name="WWNum7" text:continue-numbering="true">
        <text:list-item>
          <text:list>
            <text:list-item>
              <text:p text:style-name="P4">Let<text:s/><text:span text:style-name="T5">player[]<text:s/></text:span>be an integer array where the coordinates of the player are determined</text:p>
            </text:list-item>
            <text:list-item>
              <text:p text:style-name="P6">Let<text:s/><text:span text:style-name="T7">map<text:s/></text:span><text:span text:style-name="T8">be a 2D character array where the blox, player and holes are placed</text:span></text:p>
            </text:list-item>
            <text:list-item>
              <text:p text:style-name="P9"><text:span text:style-name="T10">Let<text:s/></text:span><text:span text:style-name="T11">move</text:span><text:span text:style-name="T12"><text:s/>be the character keyboard input the user decides which direction to move in</text:span></text:p>
            </text:list-item>
            <text:list-item>
              <text:p text:style-name="P13"><text:span text:style-name="T14">Let<text:s/></text:span><text:span text:style-name="T15">status<text:s/></text:span>be the integer of 3 different possible outcomes. Eg 1 – move blocked, 2 – move not blocked, 3 – move not blocked and pushes a block into a hole</text:p>
            </text:list-item>
            <text:list-item>
              <text:p text:style-name="P16">Let<text:s/><text:span text:style-name="T17">valid<text:s/></text:span>be the Boolean to determine if a move is on the map or not</text:p>
            </text:list-item>
          </text:list>
        </text:list-item>
      </text:list>
      <text:p text:style-name="P18">START</text:p>
      <text:list text:style-name="LFO22" text:continue-numbering="true">
        <text:list-item>
          <text:p text:style-name="P19"><text:span text:style-name="T20">status</text:span><text:s/>is set to 0</text:p>
        </text:list-item>
        <text:list-item>
          <text:p text:style-name="P21"><text:span text:style-name="T22">valid</text:span><text:s/>is set to false</text:p>
        </text:list-item>
        <text:list-item>
          <text:p text:style-name="P23">if move is equal to ‘W’</text:p>
          <text:list text:continue-numbering="true">
            <text:list-item>
              <text:p text:style-name="P24">player[Y] is set to player[Y] -1</text:p>
            </text:list-item>
            <text:list-item>
              <text:p text:style-name="P25">valid is set to<text:s/><text:span text:style-name="T26">isOnMap(</text:span><text:span text:style-name="T27">map,</text:span><text:span text:style-name="T28"><text:s/></text:span><text:span text:style-name="T29">player[X],</text:span><text:span text:style-name="T30"><text:s/></text:span><text:span text:style-name="T31">player[Y]</text:span><text:span text:style-name="T32">)</text:span></text:p>
            </text:list-item>
            <text:list-item>
              <text:p text:style-name="P33">if valid is true</text:p>
              <text:list text:continue-numbering="true">
                <text:list-item>
                  <text:p text:style-name="P34">status is set to<text:s/><text:span text:style-name="T35">checkConditions</text:span><text:span text:style-name="T36">(</text:span><text:span text:style-name="T37">map, player[X], player[Y]</text:span><text:span text:style-name="T38">)</text:span></text:p>
                </text:list-item>
              </text:list>
            </text:list-item>
          </text:list>
        </text:list-item>
        <text:list-item>
          <text:p text:style-name="P39">otherwise if move is equal to ‘S’</text:p>
          <text:list text:continue-numbering="true">
            <text:list-item>
              <text:p text:style-name="P40">player[Y] is set to player[Y] +1</text:p>
            </text:list-item>
            <text:list-item>
              <text:p text:style-name="P41">valid is set to<text:s/><text:span text:style-name="T42">isOnMap(</text:span><text:span text:style-name="T43">map,</text:span><text:span text:style-name="T44"><text:s/></text:span><text:span text:style-name="T45">player[X],</text:span><text:span text:style-name="T46"><text:s/></text:span><text:span text:style-name="T47">player[Y]</text:span><text:span text:style-name="T48">)</text:span></text:p>
            </text:list-item>
            <text:list-item>
              <text:p text:style-name="P49">if valid is true</text:p>
              <text:list text:continue-numbering="true">
                <text:list-item>
                  <text:p text:style-name="P50">status is set to<text:s/><text:span text:style-name="T51">checkConditions</text:span><text:span text:style-name="T52">(</text:span><text:span text:style-name="T53">map, player[X], player[Y]</text:span><text:span text:style-name="T54">)</text:span></text:p>
                </text:list-item>
              </text:list>
            </text:list-item>
          </text:list>
        </text:list-item>
        <text:list-item>
          <text:p text:style-name="P55">otherwise if move is equal to ‘D’</text:p>
          <text:list text:continue-numbering="true">
            <text:list-item>
              <text:p text:style-name="P56">player[X] is set to player[X] +1</text:p>
            </text:list-item>
            <text:list-item>
              <text:p text:style-name="P57">valid is set to<text:s/><text:span text:style-name="T58">isOnMap(</text:span><text:span text:style-name="T59">map,</text:span><text:span text:style-name="T60"><text:s/></text:span><text:span text:style-name="T61">player[X],</text:span><text:span text:style-name="T62"><text:s/></text:span><text:span text:style-name="T63">player[Y]</text:span><text:span text:style-name="T64">)</text:span></text:p>
            </text:list-item>
            <text:list-item>
              <text:p text:style-name="P65">if valid is true</text:p>
              <text:list text:continue-numbering="true">
                <text:list-item>
                  <text:p text:style-name="P66">status is set to<text:s/><text:span text:style-name="T67">checkConditions</text:span><text:span text:style-name="T68">(</text:span><text:span text:style-name="T69">map, player[X], player[Y]</text:span><text:span text:style-name="T70">)</text:span></text:p>
                </text:list-item>
              </text:list>
            </text:list-item>
          </text:list>
        </text:list-item>
        <text:list-item>
          <text:p text:style-name="P71">if move == ‘A’</text:p>
          <text:list text:continue-numbering="true">
            <text:list-item>
              <text:p text:style-name="P72">player[X] is set to player[X] -1</text:p>
            </text:list-item>
            <text:list-item>
              <text:p text:style-name="P73">valid is set to<text:s/><text:span text:style-name="T74">isOnMap(</text:span><text:span text:style-name="T75">map,</text:span><text:span text:style-name="T76"><text:s/></text:span><text:span text:style-name="T77">player[X],</text:span><text:span text:style-name="T78"><text:s/></text:span><text:span text:style-name="T79">player[Y]</text:span><text:span text:style-name="T80">)</text:span></text:p>
            </text:list-item>
            <text:list-item>
              <text:p text:style-name="P81">if valid is true</text:p>
              <text:list text:continue-numbering="true">
                <text:list-item>
                  <text:p text:style-name="P82">status is set to<text:s/><text:span text:style-name="T83">checkConditions</text:span><text:span text:style-name="T84">(</text:span><text:span text:style-name="T85">map, player[X], player[Y]</text:span><text:span text:style-name="T86">)</text:span></text:p>
                </text:list-item>
              </text:list>
            </text:list-item>
          </text:list>
        </text:list-item>
        <text:list-item>
          <text:p text:style-name="P87">return status</text:p>
        </text:list-item>
      </text:list>
      <text:p text:style-name="P88"/>
      <text:p text:style-name="Standard"><text:tab/>END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1">
      <text:list-level-style-number text:level="1" style:num-suffix="." style:num-format="1" text:start-value="6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mu-chan</meta:initial-creator>
    <dc:creator>Jamu-chan</dc:creator>
    <meta:creation-date>2016-11-25T01:28:00Z</meta:creation-date>
    <dc:date>2016-11-28T00:43:00Z</dc:date>
    <meta:template xlink:href="Normal" xlink:type="simple"/>
    <meta:editing-cycles>3</meta:editing-cycles>
    <meta:editing-duration>PT674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5" meta:character-count="1574" meta:row-count="11" meta:non-whitespace-character-count="1342"/>
  </office:meta>
</office:document-meta>
</file>